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dee6ef" draw:textarea-horizontal-align="justify" draw:textarea-vertical-align="middle" draw:auto-grow-height="false" fo:min-height="0.674cm" fo:min-width="3.98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3.75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1.518cm" fo:min-width="4.098cm" loext:decorative="false"/>
      <style:paragraph-properties style:writing-mode="lr-tb"/>
    </style:style>
    <style:style style:name="gr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1.518cm" fo:min-width="3.39cm" loext:decorative="false"/>
      <style:paragraph-properties style:writing-mode="lr-tb"/>
    </style:style>
    <style:style style:name="gr9" style:family="graphic" style:parent-style-name="standard">
      <style:graphic-properties loext:decorative="false"/>
    </style:style>
    <style:style style:name="gr10" style:family="graphic" style:parent-style-name="standard" style:list-style-name="L1">
      <style:graphic-properties draw:fill-color="#dee6ef" draw:textarea-horizontal-align="justify" draw:textarea-vertical-align="middle" draw:auto-grow-height="false" fo:min-height="0.674cm" fo:min-width="3.986cm" loext:decorative="false"/>
      <style:paragraph-properties style:writing-mode="lr-tb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3.25cm" fo:min-width="5.25cm" loext:decorative="false"/>
      <style:paragraph-properties style:writing-mode="lr-tb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1.5cm" fo:min-width="2.376cm" loext:decorative="false"/>
      <style:paragraph-properties style:writing-mode="lr-tb"/>
    </style:style>
    <style:style style:name="gr1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4" style:family="graphic" style:parent-style-name="standard">
      <style:graphic-properties draw:fill-color="#158466" draw:textarea-horizontal-align="justify" draw:textarea-vertical-align="middle" draw:auto-grow-height="false" fo:min-height="2.75cm" fo:min-width="5.25cm" loext:decorative="false"/>
      <style:paragraph-properties style:writing-mode="lr-tb"/>
    </style:style>
    <style:style style:name="gr15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6" style:family="graphic" style:parent-style-name="standard" style:list-style-name="L1">
      <style:graphic-properties draw:fill-color="#dee6ef" draw:textarea-horizontal-align="justify" draw:textarea-vertical-align="middle" draw:auto-grow-height="false" fo:min-height="0.674cm" fo:min-width="3.986cm" loext:decorative="false"/>
      <style:paragraph-properties style:writing-mode="lr-tb"/>
    </style:style>
    <style:style style:name="gr17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8" style:family="graphic" style:parent-style-name="standard">
      <style:graphic-properties draw:fill-color="#999999" draw:textarea-vertical-align="middle" draw:auto-grow-height="false" fo:min-height="1.28cm" fo:min-width="1.53cm" fo:wrap-option="wrap" loext:decorative="false"/>
      <style:paragraph-properties style:writing-mode="lr-tb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1.5cm" fo:min-width="2.626cm" loext:decorative="false"/>
      <style:paragraph-properties style:writing-mode="lr-tb"/>
    </style:style>
    <style:style style:name="gr20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3.25cm" fo:min-width="5.75cm" loext:decorative="false"/>
      <style:paragraph-properties style:writing-mode="lr-tb"/>
    </style:style>
    <style:style style:name="gr25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6" style:family="graphic" style:parent-style-name="standard" style:list-style-name="L1">
      <style:graphic-properties draw:fill-color="#dee6ef" draw:textarea-horizontal-align="justify" draw:textarea-vertical-align="middle" draw:auto-grow-height="false" fo:min-height="0.674cm" fo:min-width="3.986cm" loext:decorative="false"/>
      <style:paragraph-properties style:writing-mode="lr-tb"/>
    </style:style>
    <style:style style:name="gr27" style:family="graphic" style:parent-style-name="standard">
      <style:graphic-properties draw:fill-color="#bf819e" draw:textarea-horizontal-align="justify" draw:textarea-vertical-align="middle" draw:auto-grow-height="false" fo:min-height="1.5cm" fo:min-width="3cm" loext:decorative="false"/>
      <style:paragraph-properties style:writing-mode="lr-tb"/>
    </style:style>
    <style:style style:name="gr2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4.75cm" fo:min-width="7cm" loext:decorative="false"/>
      <style:paragraph-properties style:writing-mode="lr-tb"/>
    </style:style>
    <style:style style:name="gr30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2" style:family="graphic" style:parent-style-name="standard" style:list-style-name="L1">
      <style:graphic-properties draw:fill-color="#dee6ef" draw:textarea-horizontal-align="justify" draw:textarea-vertical-align="middle" draw:auto-grow-height="false" fo:min-height="1.07cm" fo:min-width="5.501cm" loext:decorative="false"/>
      <style:paragraph-properties style:writing-mode="lr-tb"/>
    </style:style>
    <style:style style:name="gr33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34" style:family="graphic" style:parent-style-name="standard" style:list-style-name="L1">
      <style:graphic-properties draw:fill-color="#dee6ef" draw:textarea-horizontal-align="justify" draw:textarea-vertical-align="middle" draw:auto-grow-height="false" fo:min-height="1.07cm" fo:min-width="5.501cm" loext:decorative="false"/>
      <style:paragraph-properties style:writing-mode="lr-tb"/>
    </style:style>
    <style:style style:name="co1" style:family="table-column">
      <style:table-column-properties style:column-width="3.531cm" style:use-optimal-column-width="false"/>
    </style:style>
    <style:style style:name="co2" style:family="table-column">
      <style:table-column-properties style:column-width="3.595cm" style:use-optimal-column-width="false"/>
    </style:style>
    <style:style style:name="ro1" style:family="table-row">
      <style:table-row-properties style:row-height="2.797cm" style:use-optimal-row-height="false"/>
    </style:style>
    <style:style style:name="ro2" style:family="table-row">
      <style:table-row-properties style:row-height="2.798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dee6ef"/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81d41a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bf819e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158466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Inventur-tracking Application layer" draw:style-name="dp1" draw:master-page-name="Default">
        <draw:a xlink:href="#Table: Products" xlink:type="simple" xlink:show="embed">
          <draw:custom-shape draw:style-name="gr1" draw:text-style-name="P2" xml:id="id2" draw:id="id2" draw:layer="layout" svg:width="4.485cm" svg:height="1.75cm" svg:x="19.015cm" svg:y="8.5cm">
            <text:p text:style-name="P1"><text:span text:style-name="T1">Table: Products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a>
        <draw:frame draw:style-name="gr2" draw:text-style-name="P3" draw:layer="layout" svg:width="0.25cm" svg:height="0.962cm" svg:x="7.75cm" svg:y="1.25cm">
          <draw:text-box>
            <text:p/>
          </draw:text-box>
        </draw:frame>
        <draw:frame draw:style-name="gr3" draw:text-style-name="P3" draw:layer="layout" svg:width="10.5cm" svg:height="0.962cm" svg:x="10.5cm" svg:y="0.25cm">
          <draw:text-box>
            <text:p>Inventur-tracking Application layer</text:p>
          </draw:text-box>
        </draw:frame>
        <draw:custom-shape draw:style-name="gr4" draw:text-style-name="P4" xml:id="id1" draw:id="id1" draw:layer="layout" svg:width="4.25cm" svg:height="2.5cm" svg:x="5.765cm" svg:y="8.5cm">
          <text:p text:style-name="P4">User input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0.25cm" svg:x1="10.015cm" svg:y1="9.75cm" svg:x2="21.258cm" svg:y2="10.25cm" draw:start-shape="id1" draw:start-glue-point="1" draw:end-shape="id2" draw:end-glue-point="7" svg:d="M10015 9750h4750v1002h6493v-502" svg:viewBox="0 0 11244 1003">
          <text:p/>
        </draw:connector>
        <draw:custom-shape draw:style-name="gr6" draw:text-style-name="P6" draw:layer="layout" svg:width="6.5cm" svg:height="2.5cm" svg:x="11.515cm" svg:y="9.5cm">
          <text:p text:style-name="P4"><text:span text:style-name="T1">Einbuchen</text:span></text:p>
          <text:p text:style-name="P4"><text:span text:style-name="T1">Inventurdifferen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line-skew="-1.249cm" svg:x1="7.89cm" svg:y1="8.5cm" svg:x2="21.258cm" svg:y2="8.5cm" draw:start-shape="id1" draw:start-glue-point="0" draw:end-shape="id2" draw:end-glue-point="5" svg:d="M7890 8500v-1750h13368v1750" svg:viewBox="0 0 13369 1751">
          <text:p/>
        </draw:connector>
        <draw:custom-shape draw:style-name="gr8" draw:text-style-name="P6" draw:layer="layout" svg:width="5.5cm" svg:height="2.5cm" svg:x="12.515cm" svg:y="5.5cm">
          <text:p text:style-name="P4"><text:span text:style-name="T1">Im welchen </text:span><text:span text:style-name="T1">Fach lege ich </text:span><text:span text:style-name="T1">d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Table: Products" draw:style-name="dp1" draw:master-page-name="Default">
        <draw:frame draw:style-name="gr9" draw:layer="layout" svg:width="21.249cm" svg:height="8.391cm" svg:x="3.5cm" svg:y="2.6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Primary key</text:p>
              </table:table-cell>
              <table:table-cell>
                <text:p text:style-name="P4">Bezeichner</text:p>
              </table:table-cell>
              <table:table-cell>
                <text:p text:style-name="P4">Name</text:p>
              </table:table-cell>
              <table:table-cell>
                <text:p text:style-name="P4">Anzahl</text:p>
              </table:table-cell>
              <table:table-cell>
                <text:p text:style-name="P4">Preis</text:p>
              </table:table-cell>
              <table:table-cell>
                <text:p text:style-name="P4">Fach</text:p>
              </table:table-cell>
            </table:table-row>
            <table:table-row table:style-name="ro1" table:default-cell-style-name="ce1">
              <table:table-cell>
                <text:p text:style-name="P4">unique</text:p>
              </table:table-cell>
              <table:table-cell>
                <text:p text:style-name="P4">unique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4">pk-gen</text:p>
              </table:table-cell>
              <table:table-cell>
                <text:p text:style-name="P4">EI#####</text:p>
              </table:table-cell>
              <table:table-cell>
                <text:p text:style-name="P4">string</text:p>
              </table:table-cell>
              <table:table-cell>
                <text:p text:style-name="P4">integer</text:p>
              </table:table-cell>
              <table:table-cell>
                <text:p text:style-name="P4">Float</text:p>
              </table:table-cell>
              <table:table-cell>
                <text:p text:style-name="P4">[Buschstabe][Zahl]</text:p>
              </table:table-cell>
            </table:table-row>
          </table:table>
          <draw:image xlink:href="Pictures/TablePreview1.svm" xlink:type="simple" xlink:show="embed" xlink:actuate="onLoad"/>
        </draw:frame>
        <draw:a xlink:href="#Table: Products" xlink:type="simple" xlink:show="embed">
          <draw:custom-shape draw:style-name="gr10" draw:text-style-name="P2" draw:layer="layout" svg:width="4.485cm" svg:height="1.75cm" svg:x="12.765cm" svg:y="0.25cm">
            <text:p text:style-name="P1"><text:span text:style-name="T1">Table: </text:span><text:span text:style-name="T1">Products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a>
      </draw:page>
      <draw:page draw:name="page3" draw:style-name="dp1" draw:master-page-name="Default">
        <draw:custom-shape draw:style-name="gr8" draw:text-style-name="P6" draw:layer="layout" svg:width="5.5cm" svg:height="2.5cm" svg:x="11.25cm" svg:y="0.25cm">
          <text:p text:style-name="P4"><text:span text:style-name="T1">Im welchen </text:span><text:span text:style-name="T1">Fach lege ich </text:span><text:span text:style-name="T1">d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3" draw:id="id3" draw:layer="layout" svg:width="5.75cm" svg:height="3.5cm" svg:x="11cm" svg:y="3.25cm">
          <text:p text:style-name="P4">Show graphic of Shelves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5.75cm" svg:height="3.5cm" svg:x="11cm" svg:y="8.5cm">
          <text:p text:style-name="P4"><text:span text:style-name="T1">Clickable shel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3.875cm" svg:y1="6.75cm" svg:x2="13.875cm" svg:y2="8.5cm" draw:start-shape="id3" draw:start-glue-point="2" draw:end-shape="id4" draw:end-glue-point="4" svg:d="M13875 6750v1750" svg:viewBox="0 0 1 1751">
          <text:p/>
        </draw:connector>
        <draw:custom-shape draw:style-name="gr14" draw:text-style-name="P9" xml:id="id5" draw:id="id5" draw:layer="layout" svg:width="5.75cm" svg:height="3cm" svg:x="11cm" svg:y="14cm">
          <text:p text:style-name="P4">Option to change the product in the shelf</text:p>
          <draw:enhanced-geometry svg:viewBox="0 0 21600 21600" draw:type="rectangle" draw:enhanced-path="M 0 0 L 21600 0 21600 21600 0 21600 0 0 Z N"/>
        </draw:custom-shape>
        <draw:connector draw:style-name="gr15" draw:text-style-name="P5" draw:layer="layout" svg:x1="13.875cm" svg:y1="12cm" svg:x2="13.875cm" svg:y2="14cm" draw:start-shape="id4" draw:start-glue-point="6" draw:end-shape="id5" draw:end-glue-point="0" svg:d="M13875 12000v2000" svg:viewBox="0 0 1 2001">
          <text:p/>
        </draw:connector>
        <draw:a xlink:href="#Table: Products" xlink:type="simple" xlink:show="embed">
          <draw:custom-shape draw:style-name="gr16" draw:text-style-name="P2" xml:id="id6" draw:id="id6" draw:layer="layout" svg:width="4.485cm" svg:height="1.75cm" svg:x="22cm" svg:y="14.5cm">
            <text:p text:style-name="P1"><text:span text:style-name="T1">Table: Products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a>
        <draw:connector draw:style-name="gr17" draw:text-style-name="P5" draw:layer="layout" svg:x1="16.75cm" svg:y1="15.5cm" svg:x2="22cm" svg:y2="15.375cm" draw:start-shape="id5" draw:start-glue-point="1" draw:end-shape="id6" svg:d="M16750 15500h2625v-125h2625" svg:viewBox="0 0 5251 126">
          <text:p/>
        </draw:connector>
        <draw:custom-shape draw:style-name="gr18" draw:text-style-name="P10" draw:layer="layout" svg:width="2.5cm" svg:height="2cm" svg:x="18cm" svg:y="14.5cm">
          <text:p text:style-name="P4">Shelf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6" draw:text-style-name="P6" draw:layer="layout" svg:width="6.5cm" svg:height="2.5cm" svg:x="11cm" svg:y="0.25cm">
          <text:p text:style-name="P4"><text:span text:style-name="T1">Einbuchen</text:span></text:p>
          <text:p text:style-name="P4"><text:span text:style-name="T1">Inventurdifferen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7" draw:id="id7" draw:layer="layout" svg:width="5.75cm" svg:height="3.5cm" svg:x="11.25cm" svg:y="3.25cm">
          <text:p text:style-name="P4">Show table of Products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5.75cm" svg:height="3.5cm" svg:x="4cm" svg:y="7.5cm">
          <text:p text:style-name="P4"><text:span text:style-name="T1">Edit produ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8" xml:id="id9" draw:id="id9" draw:layer="layout" svg:width="6.25cm" svg:height="3.5cm" svg:x="18.5cm" svg:y="7.5cm">
          <text:p text:style-name="P4"><text:span text:style-name="T1">Make a </text:span><text:span text:style-name="T1">transa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5" draw:layer="layout" svg:x1="11.25cm" svg:y1="5cm" svg:x2="6.875cm" svg:y2="7.5cm" draw:start-shape="id7" draw:start-glue-point="3" draw:end-shape="id8" draw:end-glue-point="4" svg:d="M11250 5000h-4375v2500" svg:viewBox="0 0 4376 2501">
          <text:p/>
        </draw:connector>
        <draw:connector draw:style-name="gr21" draw:text-style-name="P5" draw:layer="layout" svg:x1="17cm" svg:y1="5cm" svg:x2="21.625cm" svg:y2="7.5cm" draw:start-shape="id7" draw:end-shape="id9" draw:end-glue-point="4" svg:d="M17000 5000h4625v2500" svg:viewBox="0 0 4626 2501">
          <text:p/>
        </draw:connector>
        <draw:custom-shape draw:style-name="gr6" draw:text-style-name="P6" xml:id="id11" draw:id="id11" draw:layer="layout" svg:width="6.5cm" svg:height="2.5cm" svg:x="18.5cm" svg:y="12.75cm">
          <text:p text:style-name="P4"><text:span text:style-name="T1">Trans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0" draw:id="id10" draw:layer="layout" svg:width="6.5cm" svg:height="2.5cm" svg:x="3.75cm" svg:y="12.5cm">
          <text:p text:style-name="P4"><text:span text:style-name="T1">Edi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.875cm" svg:y1="11cm" svg:x2="7cm" svg:y2="12.5cm" draw:start-shape="id8" draw:end-shape="id10" svg:d="M6875 11000v751h125v749" svg:viewBox="0 0 126 1501">
          <text:p/>
        </draw:connector>
        <draw:connector draw:style-name="gr23" draw:text-style-name="P5" draw:layer="layout" svg:x1="21.625cm" svg:y1="11cm" svg:x2="21.75cm" svg:y2="12.75cm" draw:start-shape="id9" draw:end-shape="id11" draw:end-glue-point="4" svg:d="M21625 11000v876h125v874" svg:viewBox="0 0 126 1751">
          <text:p/>
        </draw:connector>
      </draw:page>
      <draw:page draw:name="page5" draw:style-name="dp1" draw:master-page-name="Default">
        <draw:custom-shape draw:style-name="gr6" draw:text-style-name="P6" draw:layer="layout" svg:width="6.5cm" svg:height="2.5cm" svg:x="11cm" svg:y="0.25cm">
          <text:p text:style-name="P4"><text:span text:style-name="T1">Edi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xml:id="id12" draw:id="id12" draw:layer="layout" svg:width="6.25cm" svg:height="3.5cm" svg:x="11.25cm" svg:y="3.25cm">
          <text:p text:style-name="P4">Show entries of product</text:p>
          <text:p text:style-name="P4">Fach, Preis, Name</text:p>
          <draw:enhanced-geometry svg:viewBox="0 0 21600 21600" draw:type="rectangle" draw:enhanced-path="M 0 0 L 21600 0 21600 21600 0 21600 0 0 Z N"/>
        </draw:custom-shape>
        <draw:custom-shape draw:style-name="gr12" draw:text-style-name="P8" xml:id="id13" draw:id="id13" draw:layer="layout" svg:width="5.75cm" svg:height="3.5cm" svg:x="11.25cm" svg:y="8.25cm">
          <text:p text:style-name="P4"><text:span text:style-name="T1">Edit e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5" draw:layer="layout" svg:x1="14.375cm" svg:y1="6.75cm" svg:x2="14.125cm" svg:y2="8.25cm" draw:start-shape="id12" draw:end-shape="id13" draw:end-glue-point="4" svg:d="M14375 6750v750h-250v750" svg:viewBox="0 0 251 1501">
          <text:p/>
        </draw:connector>
        <draw:a xlink:href="#Table: Products" xlink:type="simple" xlink:show="embed">
          <draw:custom-shape draw:style-name="gr26" draw:text-style-name="P2" xml:id="id14" draw:id="id14" draw:layer="layout" svg:width="4.485cm" svg:height="1.75cm" svg:x="22.75cm" svg:y="9.25cm">
            <text:p text:style-name="P1"><text:span text:style-name="T1">Table: Products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a>
        <draw:connector draw:style-name="gr17" draw:text-style-name="P5" draw:layer="layout" svg:x1="17cm" svg:y1="10cm" svg:x2="22.75cm" svg:y2="10.125cm" draw:end-shape="id14" svg:d="M17000 10000h2624v125h3126" svg:viewBox="0 0 5751 126">
          <text:p/>
        </draw:connector>
        <draw:custom-shape draw:style-name="gr18" draw:text-style-name="P10" draw:layer="layout" svg:width="2.5cm" svg:height="2cm" svg:x="18.5cm" svg:y="9.25cm">
          <text:p text:style-name="P4">Entry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6" draw:text-style-name="P6" draw:layer="layout" svg:width="6.5cm" svg:height="2.5cm" svg:x="11cm" svg:y="0.25cm">
          <text:p text:style-name="P4"><text:span text:style-name="T1">Transacti</text:span><text:span text:style-name="T1">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xml:id="id15" draw:id="id15" draw:layer="layout" svg:width="6.25cm" svg:height="3.5cm" svg:x="11.25cm" svg:y="3.25cm">
          <text:p text:style-name="P4">Show amount</text:p>
          <draw:enhanced-geometry svg:viewBox="0 0 21600 21600" draw:type="rectangle" draw:enhanced-path="M 0 0 L 21600 0 21600 21600 0 21600 0 0 Z N"/>
        </draw:custom-shape>
        <draw:custom-shape draw:style-name="gr27" draw:text-style-name="P8" xml:id="id16" draw:id="id16" draw:layer="layout" svg:width="6.999cm" svg:height="3.5cm" svg:x="10.751cm" svg:y="8.25cm">
          <text:p text:style-name="P4"><text:span text:style-name="T1">Categories of a mov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8" draw:text-style-name="P5" draw:layer="layout" svg:x1="14.375cm" svg:y1="6.75cm" svg:x2="14.25cm" svg:y2="8.25cm" draw:start-shape="id15" draw:start-glue-point="2" draw:end-shape="id16" svg:d="M14375 6750v750h-125v750" svg:viewBox="0 0 126 1501">
          <text:p/>
        </draw:connector>
        <draw:custom-shape draw:style-name="gr29" draw:text-style-name="P11" xml:id="id17" draw:id="id17" draw:layer="layout" svg:width="7.5cm" svg:height="5cm" svg:x="2.25cm" svg:y="12cm">
          <text:p text:style-name="P4">Inventurdifferenz</text:p>
          <text:p text:style-name="P4">Sondererkauf</text:p>
          <text:p text:style-name="P4">Rückbuchung</text:p>
          <text:p text:style-name="P4">Einbuchung</text:p>
          <draw:enhanced-geometry svg:viewBox="0 0 21600 21600" draw:type="rectangle" draw:enhanced-path="M 0 0 L 21600 0 21600 21600 0 21600 0 0 Z N"/>
        </draw:custom-shape>
        <draw:custom-shape draw:style-name="gr29" draw:text-style-name="P11" xml:id="id18" draw:id="id18" draw:layer="layout" svg:width="7.5cm" svg:height="5cm" svg:x="10.5cm" svg:y="12.75cm">
          <text:p text:style-name="P4">Commenting</text:p>
          <draw:enhanced-geometry svg:viewBox="0 0 21600 21600" draw:type="rectangle" draw:enhanced-path="M 0 0 L 21600 0 21600 21600 0 21600 0 0 Z N"/>
        </draw:custom-shape>
        <draw:connector draw:style-name="gr30" draw:text-style-name="P5" draw:layer="layout" svg:x1="10.751cm" svg:y1="10cm" svg:x2="6cm" svg:y2="12cm" draw:start-shape="id16" draw:end-shape="id17" draw:end-glue-point="0" svg:d="M10751 10000h-4751v2000" svg:viewBox="0 0 4752 2001">
          <text:p/>
        </draw:connector>
        <draw:connector draw:style-name="gr31" draw:text-style-name="P5" draw:layer="layout" svg:x1="14.251cm" svg:y1="11.75cm" svg:x2="14.25cm" svg:y2="12.75cm" draw:start-shape="id16" draw:start-glue-point="6" draw:end-shape="id18" draw:end-glue-point="0" svg:d="M14251 11750v501h-1v499" svg:viewBox="0 0 2 1001">
          <text:p/>
        </draw:connector>
        <draw:a xlink:href="#Table: Products" xlink:type="simple" xlink:show="embed">
          <draw:custom-shape draw:style-name="gr32" draw:text-style-name="P2" xml:id="id19" draw:id="id19" draw:layer="layout" svg:width="6cm" svg:height="2.5cm" svg:x="21.25cm" svg:y="9cm">
            <text:p text:style-name="P1"><text:span text:style-name="T1">Table: </text:span><text:span text:style-name="T1">Transactions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a>
        <draw:connector draw:style-name="gr33" draw:text-style-name="P5" draw:layer="layout" svg:x1="17.75cm" svg:y1="10cm" svg:x2="21.25cm" svg:y2="10.25cm" draw:start-shape="id16" draw:start-glue-point="7" draw:end-shape="id19" draw:end-glue-point="6" svg:d="M17750 10000h1750v250h1750" svg:viewBox="0 0 3501 251">
          <text:p/>
        </draw:connector>
      </draw:page>
      <draw:page draw:name="page7" draw:style-name="dp1" draw:master-page-name="Default">
        <draw:a xlink:href="#Table: Products" xlink:type="simple" xlink:show="embed">
          <draw:custom-shape draw:style-name="gr34" draw:text-style-name="P2" draw:layer="layout" svg:width="6cm" svg:height="2.5cm" svg:x="10.25cm" svg:y="0.25cm">
            <text:p text:style-name="P1"><text:span text:style-name="T1">Table: </text:span><text:span text:style-name="T1">Transactions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a>
        <draw:frame draw:style-name="gr9" draw:layer="layout" svg:width="24.78cm" svg:height="8.391cm" svg:x="3.214cm" svg:y="3.82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Primary key</text:p>
              </table:table-cell>
              <table:table-cell>
                <text:p text:style-name="P4">User</text:p>
              </table:table-cell>
              <table:table-cell>
                <text:p text:style-name="P4">Bezeichner</text:p>
              </table:table-cell>
              <table:table-cell>
                <text:p text:style-name="P4">Name</text:p>
              </table:table-cell>
              <table:table-cell>
                <text:p text:style-name="P4">Anzahl</text:p>
              </table:table-cell>
              <table:table-cell>
                <text:p text:style-name="P4">Preis</text:p>
              </table:table-cell>
              <table:table-cell>
                <text:p text:style-name="P4">Art</text:p>
              </table:table-cell>
            </table:table-row>
            <table:table-row table:style-name="ro1" table:default-cell-style-name="ce1">
              <table:table-cell>
                <text:p text:style-name="P4">unique</text:p>
              </table:table-cell>
              <table:table-cell>
                <text:p text:style-name="P4">id</text:p>
              </table:table-cell>
              <table:table-cell>
                <text:p text:style-name="P4">unique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4">pk-gen</text:p>
              </table:table-cell>
              <table:table-cell>
                <text:p text:style-name="P4">string</text:p>
              </table:table-cell>
              <table:table-cell>
                <text:p text:style-name="P4">EI#####</text:p>
              </table:table-cell>
              <table:table-cell>
                <text:p text:style-name="P4">string</text:p>
              </table:table-cell>
              <table:table-cell>
                <text:p text:style-name="P4">integer</text:p>
              </table:table-cell>
              <table:table-cell>
                <text:p text:style-name="P4">Float</text:p>
              </table:table-cell>
              <table:table-cell>
                <text:p text:style-name="P4">string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5:27:55.815724840</meta:creation-date>
    <dc:date>2024-03-01T17:31:13.654240251</dc:date>
    <meta:editing-duration>PT2H3M7S</meta:editing-duration>
    <meta:editing-cycles>22</meta:editing-cycles>
    <meta:generator>LibreOffice/7.6.5.2$Linux_X86_64 LibreOffice_project/60$Build-2</meta:generator>
    <meta:print-date>2024-03-01T16:28:07.574676782</meta:print-date>
    <meta:printed-by>PDF files</meta:printed-by>
    <meta:document-statistic meta:object-count="48"/>
  </office:meta>
</office:document-meta>
</file>